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24-01-30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23-01-25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22-01-19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20-01-14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9-07-29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9-01-10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8-01-17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7-01-05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6-01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5-01-17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3-08-0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51</text:p>
          </table:table-cell>
          <table:table-cell office:value-type="string" calcext:value-type="string">
            <text:p>OGLA-068</text:p>
          </table:table-cell>
          <table:table-cell office:value-type="string" calcext:value-type="string">
            <text:p>201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